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b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bitNote">
            <text:p>DebitNote</text:p>
          </table:table-cell>
          <table:table-cell table:style-name="ce7" office:value-type="string" office:string-value="Debit Note. Details">
            <text:p>Debit Note. Details</text:p>
          </table:table-cell>
          <table:table-cell table:style-name="ce7" office:value-type="string" office:string-value=""/>
          <table:table-cell table:style-name="ce7" office:value-type="string" office:string-value="Debit Note">
            <text:p>Debit Not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specify debts incurred by the Debtor.">
            <text:p>A document used to specify debts incurred by the Debto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Debit Note. UBL Version Identifier. Identifier">
            <text:p>Debit Note. UBL Version Identifier. Identifie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Debit Note. Customization Identifier. Identifier">
            <text:p>Debit Note. Customization Identifier. Identifie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Debit Note. Profile Identifier. Identifier">
            <text:p>Debit Note. Profile Identifier. Identifie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Debit Note. Profile Execution Identifier. Identifier">
            <text:p>Debit Note. Profile Execution Identifier. Identifie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Debit Note. Identifier">
            <text:p>Debit Note. Identifie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Debit Note. Copy_ Indicator. Indicator">
            <text:p>Debit Note. Copy_ Indicator. Indicato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Debit Note. UUID. Identifier">
            <text:p>Debit Note. UUID. Identifier</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Debit Note. Issue Date. Date">
            <text:p>Debit Note. Issue Date. Dat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Debit Note. Issue Time. Time">
            <text:p>Debit Note. Issue Time. Tim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8" office:value-type="string" office:string-value="Debit Note. Note. Text">
            <text:p>Debit Note. Note. Text</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2]&lt;&gt;&quot;&quot;;CONCATENATE([.F12];&quot; &quot;;[.G12]);[.G12])"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8" office:value-type="string" office:string-value="Debit Note. Tax Point Date. Date">
            <text:p>Debit Note. Tax Point Date. Dat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Tax Point">
            <text:p>Tax Point</text:p>
          </table:table-cell>
          <table:table-cell table:style-name="ce8" office:value-type="string" office:string-value="Date">
            <text:p>Date</text:p>
          </table:table-cell>
          <table:table-cell table:style-name="ce3" office:value-type="string" table:formula="of:=IF([.F13]&lt;&gt;&quot;&quot;;CONCATENATE([.F13];&quot; &quot;;[.G13]);[.G13])" office:string-value="Tax Point Date">
            <text:p>Tax Point Date</text:p>
          </table:table-cell>
          <table:table-cell table:style-name="ce8" office:value-type="string" office:string-value="Date">
            <text:p>Date</text:p>
          </table:table-cell>
          <table:table-cell table:style-name="ce8" office:value-type="string" office:string-value=""/>
          <table:table-cell table:style-name="ce3" office:value-type="string" table:formula="of:=IF([.J13]&lt;&gt;&quot;&quot;;CONCATENATE([.J13];&quot;_ &quot;;[.I13];&quot;. Type&quot;);CONCATENATE([.I13];&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f the Debit Note, used to indicate the point at which tax becomes applicable.">
            <text:p>The date of the Debit Note, used to indicate the point at which tax becomes applicab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8" office:value-type="string" office:string-value="Debit Note. Document_ Currency Code. Code">
            <text:p>Debit Note. Document_ Currency Code. Cod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4]&lt;&gt;&quot;&quot;;CONCATENATE([.F14];&quot; &quot;;[.G14]);[.G14])"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4]&lt;&gt;&quot;&quot;;CONCATENATE([.J14];&quot;_ &quot;;[.I14];&quot;. Type&quot;);CONCATENATE([.I14];&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8" office:value-type="string" office:string-value="Debit Note. Tax_ Currency Code. Code">
            <text:p>Debit Note. Tax_ Currency Code. Cod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5]&lt;&gt;&quot;&quot;;CONCATENATE([.F15];&quot; &quot;;[.G15]);[.G15])"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5]&lt;&gt;&quot;&quot;;CONCATENATE([.J15];&quot;_ &quot;;[.I15];&quot;. Type&quot;);CONCATENATE([.I15];&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tax amounts in the Debit Note.">
            <text:p>A code signifying the currency used for tax amounts in the Deb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8" office:value-type="string" office:string-value="Debit Note. Pricing_ Currency Code. Code">
            <text:p>Debit Note. Pricing_ Currency Code. Cod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rices in the Debit Note.">
            <text:p>A code signifying the currency used for prices in the Deb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8" office:value-type="string" office:string-value="Debit Note. Payment_ Currency Code. Code">
            <text:p>Debit Note. Payment_ Currency Code. Cod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Payment">
            <text:p>Pay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ayment in the Debit Note.">
            <text:p>A code signifying the currency used for payment in the Deb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8" office:value-type="string" office:string-value="Debit Note. Payment Alternative_ Currency Code. Code">
            <text:p>Debit Note. Payment Alternative_ Currency Code. Cod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Payment Alternative">
            <text:p>Payment Alternativ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alternative currency used for payment in the Debit Note.">
            <text:p>A code signifying the alternative currency used for payment in the Debit Not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8" office:value-type="string" office:string-value="Debit Note. Accounting Cost Code. Code">
            <text:p>Debit Note. Accounting Cost Code. Code</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19]&lt;&gt;&quot;&quot;;CONCATENATE([.F19];&quot; &quot;;[.G19]);[.G19])"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19]&lt;&gt;&quot;&quot;;CONCATENATE([.J19];&quot;_ &quot;;[.I19];&quot;. Type&quot;);CONCATENATE([.I19];&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Credit Note as a whole.">
            <text:p>The Buyer's accounting code, applied to the Credit Note as a whol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8" office:value-type="string" office:string-value="Debit Note. Accounting Cost. Text">
            <text:p>Debit Note. Accounting Cost. Text</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0]&lt;&gt;&quot;&quot;;CONCATENATE([.F20];&quot; &quot;;[.G20]);[.G20])"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0]&lt;&gt;&quot;&quot;;CONCATENATE([.J20];&quot;_ &quot;;[.I20];&quot;. Type&quot;);CONCATENATE([.I20];&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Credit Note as a whole, expressed as text.">
            <text:p>The Buyer's accounting code, applied to the Credit Note as a whole, expressed as tex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8" office:value-type="string" office:string-value="Debit Note. Line Count. Numeric">
            <text:p>Debit Note. Line Count. Numeric</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1]&lt;&gt;&quot;&quot;;CONCATENATE([.F21];&quot; &quot;;[.G21]);[.G21])"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1]&lt;&gt;&quot;&quot;;CONCATENATE([.J21];&quot;_ &quot;;[.I21];&quot;. Type&quot;);CONCATENATE([.I21];&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Debit Note Lines in this document.">
            <text:p>The number of Debit Note Lines in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9" office:string-value="Debit Note. Invoice_ Period. Period">
            <text:p>Debit Note. Invoice_ Period. Period</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formula="of:=[.M22]"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eriod (rather than a specific invoice) associated with this document.">
            <text:p>A period (rather than a specific invoice)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9" office:string-value="Debit Note. Discrepancy_ Response. Response">
            <text:p>Debit Note. Discrepancy_ Response. Respons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Discrepancy">
            <text:p>Discrepancy</text:p>
          </table:table-cell>
          <table:table-cell table:style-name="ce9" office:value-type="string" office:string-value=""/>
          <table:table-cell table:style-name="ce9" office:value-type="string" office:string-value=""/>
          <table:table-cell table:formula="of:=[.M23]" office:value-type="string" table:style-name="ce9" office:string-value="Response">
            <text:p>Response</text:p>
          </table:table-cell>
          <table:table-cell office:value-type="string" table:style-name="ce9" office:string-value="Response">
            <text:p>Respons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Response">
            <text:p>Respons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ason for the Debit Note as a whole.">
            <text:p>A reason for the Debit Note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9" office:string-value="Debit Note. Order Reference">
            <text:p>Debit Note. Order Reference</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24]"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n Order with which this Debit Note is associated.">
            <text:p>A reference to an Order with which this Debit Note is associ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9" office:string-value="Debit Note. Billing Reference">
            <text:p>Debit Note. Billing Reference</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25]" office:value-type="string" table:style-name="ce9" office:string-value="Billing Reference">
            <text:p>Billing Reference</text:p>
          </table:table-cell>
          <table:table-cell office:value-type="string" table:style-name="ce9"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Billing Reference">
            <text:p>Billing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9" office:string-value="Debit Note. Despatch_ Document Reference. Document Reference">
            <text:p>Debit Note. Despatch_ Document Reference. Document Referenc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Despatch">
            <text:p>Despatch</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9" office:string-value="Debit Note. Receipt_ Document Reference. Document Reference">
            <text:p>Debit Note. Receipt_ Document Reference. Document Referenc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Receipt">
            <text:p>Receipt</text:p>
          </table:table-cell>
          <table:table-cell table:style-name="ce9" office:value-type="string" office:string-value=""/>
          <table:table-cell table:style-name="ce9" office:value-type="string" office:string-value=""/>
          <table:table-cell table:formula="of:=[.M27]"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StatementDocumentReference">
            <text:p>StatementDocumentReference</text:p>
          </table:table-cell>
          <table:table-cell office:value-type="string" table:style-name="ce9" office:string-value="Debit Note. Statement_ Document Reference. Document Reference">
            <text:p>Debit Note. Statement_ Document Reference. Document Referenc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Statement">
            <text:p>Statement</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Statement associated with this document.">
            <text:p>A reference to a State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DocumentReference">
            <text:p>ContractDocumentReference</text:p>
          </table:table-cell>
          <table:table-cell office:value-type="string" table:style-name="ce9" office:string-value="Debit Note. Contract_ Document Reference. Document Reference">
            <text:p>Debit Note. Contract_ Document Reference. Document Referenc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formula="of:=[.M29]"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contract associated with this document.">
            <text:p>A reference to a contrac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DocumentReference">
            <text:p>AdditionalDocumentReference</text:p>
          </table:table-cell>
          <table:table-cell office:value-type="string" table:style-name="ce9" office:string-value="Debit Note. Additional_ Document Reference. Document Reference">
            <text:p>Debit Note. Additional_ Document Reference. Document Referenc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9" office:string-value="Debit Note. Signature">
            <text:p>Debit Note. Signature</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31]"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ccountingSupplierParty">
            <text:p>AccountingSupplierParty</text:p>
          </table:table-cell>
          <table:table-cell office:value-type="string" table:style-name="ce9" office:string-value="Debit Note. Accounting_ Supplier Party. Supplier Party">
            <text:p>Debit Note. Accounting_ Supplier Party. Supplier Party</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2]"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9" office:string-value="Debit Note. Accounting_ Customer Party. Customer Party">
            <text:p>Debit Note. Accounting_ Customer Party. Customer Party</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3]"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ayeeParty">
            <text:p>PayeeParty</text:p>
          </table:table-cell>
          <table:table-cell office:value-type="string" table:style-name="ce9" office:string-value="Debit Note. Payee_ Party. Party">
            <text:p>Debit Note. Payee_ Party. Party</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34]"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yee.">
            <text:p>The paye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9" office:string-value="Debit Note. Buyer_ Customer Party. Customer Party">
            <text:p>Debit Note. Buyer_ Customer Party. Customer Party</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5]"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9" office:string-value="Debit Note. Seller_ Supplier Party. Supplier Party">
            <text:p>Debit Note. Seller_ Supplier Party. Supplier Party</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36]"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TaxRepresentativeParty">
            <text:p>TaxRepresentativeParty</text:p>
          </table:table-cell>
          <table:table-cell office:value-type="string" table:style-name="ce9" office:string-value="Debit Note. Tax Representative_ Party. Party">
            <text:p>Debit Note. Tax Representative_ Party. Party</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Tax Representative">
            <text:p>Tax Representative</text:p>
          </table:table-cell>
          <table:table-cell table:style-name="ce9" office:value-type="string" office:string-value=""/>
          <table:table-cell table:style-name="ce9" office:value-type="string" office:string-value=""/>
          <table:table-cell table:formula="of:=[.M37]"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ax representative.">
            <text:p>The tax representa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repaidPayment">
            <text:p>PrepaidPayment</text:p>
          </table:table-cell>
          <table:table-cell office:value-type="string" table:style-name="ce9" office:string-value="Debit Note. Prepaid_ Payment. Payment">
            <text:p>Debit Note. Prepaid_ Payment. Payment</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Prepaid">
            <text:p>Prepaid</text:p>
          </table:table-cell>
          <table:table-cell table:style-name="ce9" office:value-type="string" office:string-value=""/>
          <table:table-cell table:style-name="ce9" office:value-type="string" office:string-value=""/>
          <table:table-cell table:formula="of:=[.M38]" office:value-type="string" table:style-name="ce9" office:string-value="Payment">
            <text:p>Payment</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xt:p>Paymen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repaid payment.">
            <text:p>A prepaid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llowanceCharge">
            <text:p>AllowanceCharge</text:p>
          </table:table-cell>
          <table:table-cell office:value-type="string" table:style-name="ce9" office:string-value="Debit Note. Allowance Charge">
            <text:p>Debit Note. Allowance Charge</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39]"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
            <text:p>Delivery</text:p>
          </table:table-cell>
          <table:table-cell office:value-type="string" table:style-name="ce9" office:string-value="Debit Note. Delivery">
            <text:p>Debit Note. Delivery</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40]"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Terms">
            <text:p>DeliveryTerms</text:p>
          </table:table-cell>
          <table:table-cell office:value-type="string" table:style-name="ce9" office:string-value="Debit Note. Delivery Terms">
            <text:p>Debit Note. Delivery Terms</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41]"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Means">
            <text:p>PaymentMeans</text:p>
          </table:table-cell>
          <table:table-cell office:value-type="string" table:style-name="ce9" office:string-value="Debit Note. Payment Means">
            <text:p>Debit Note. Payment Means</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Terms">
            <text:p>PaymentTerms</text:p>
          </table:table-cell>
          <table:table-cell office:value-type="string" table:style-name="ce9" office:string-value="Debit Note. Payment Terms">
            <text:p>Debit Note. Payment Terms</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43]"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9" office:string-value="Debit Note. Tax_ Exchange Rate. Exchange Rate">
            <text:p>Debit Note. Tax_ Exchange Rate. Exchange Rat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4]"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9" office:string-value="Debit Note. Pricing_ Exchange Rate. Exchange Rate">
            <text:p>Debit Note. Pricing_ Exchange Rate. Exchange Rat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5]"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9" office:string-value="Debit Note. Payment_ Exchange Rate. Exchange Rate">
            <text:p>Debit Note. Payment_ Exchange Rate. Exchange Rat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46]"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9" office:string-value="Debit Note. Payment Alternative_ Exchange Rate. Exchange Rate">
            <text:p>Debit Note. Payment Alternative_ Exchange Rate. Exchange Rate</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Payment Alternative">
            <text:p>Payment Alternative</text:p>
          </table:table-cell>
          <table:table-cell table:style-name="ce9" office:value-type="string" office:string-value=""/>
          <table:table-cell table:style-name="ce9" office:value-type="string" office:string-value=""/>
          <table:table-cell table:formula="of:=[.M47]"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9" office:string-value="Debit Note. Tax Total">
            <text:p>Debit Note. Tax Total</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48]"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RequestedMonetaryTotal">
            <text:p>RequestedMonetaryTotal</text:p>
          </table:table-cell>
          <table:table-cell office:value-type="string" table:style-name="ce9" office:string-value="Debit Note. Requested_ Monetary Total. Monetary Total">
            <text:p>Debit Note. Requested_ Monetary Total. Monetary Total</text:p>
          </table:table-cell>
          <table:table-cell table:style-name="ce9" office:value-type="string" office:string-value=""/>
          <table:table-cell office:value-type="string" table:style-name="ce9" office:string-value="Debit Note">
            <text:p>Debit Note</text:p>
          </table:table-cell>
          <table:table-cell office:value-type="string" table:style-name="ce9" office:string-value="Requested">
            <text:p>Requested</text:p>
          </table:table-cell>
          <table:table-cell table:style-name="ce9" office:value-type="string" office:string-value=""/>
          <table:table-cell table:style-name="ce9" office:value-type="string" office:string-value=""/>
          <table:table-cell table:formula="of:=[.M49]"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total amount payable on the Debit Note, including allowances, charges, and taxes.">
            <text:p>The total amount payable on the Debit Note, including allowances, charges, and tax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bitNoteLine">
            <text:p>DebitNoteLine</text:p>
          </table:table-cell>
          <table:table-cell office:value-type="string" table:style-name="ce9" office:string-value="Debit Note. Debit Note Line">
            <text:p>Debit Note. Debit Note Line</text:p>
          </table:table-cell>
          <table:table-cell table:style-name="ce9" office:value-type="string" office:string-value=""/>
          <table:table-cell office:value-type="string" table:style-name="ce9"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
          <table:table-cell table:formula="of:=[.M50]" office:value-type="string" table:style-name="ce9" office:string-value="Debit Note Line">
            <text:p>Debit Note Line</text:p>
          </table:table-cell>
          <table:table-cell office:value-type="string" table:style-name="ce9" office:string-value="Debit Note Line">
            <text:p>Debit Note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bit Note Line">
            <text:p>Debit Note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Debit Note line.">
            <text:p>A Debit Note li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